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aramond" svg:font-family="Garamond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fo:text-indent="0cm" fo:line-height="115%" fo:margin-top="0cm" style:writing-mode="lr-tb"/>
    </style:style>
    <style:style style:name="T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P3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text-align="justify" fo:break-before="auto" fo:text-indent="-3.808cm" fo:line-height="100%" fo:margin-top="0cm" fo:margin-left="3.81cm" style:writing-mode="lr-tb"/>
    </style:style>
    <style:style style:name="P5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7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T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1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1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1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1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1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1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1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9" style:family="paragraph" style:parent-style-name="Standard">
      <style:paragraph-properties fo:break-before="auto" fo:line-height="100%" fo:margin-top="0cm" style:writing-mode="lr-tb"/>
    </style:style>
    <style:style style:name="T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>
      <style:paragraph-properties fo:break-before="auto" fo:line-height="100%" fo:margin-top="0cm" style:writing-mode="lr-tb"/>
    </style:style>
    <style:style style:name="T1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break-before="auto" fo:line-height="100%" fo:margin-top="0cm" style:writing-mode="lr-tb"/>
    </style:style>
    <style:style style:name="T1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break-before="auto" fo:line-height="100%" fo:margin-top="0cm" style:writing-mode="lr-tb"/>
    </style:style>
    <style:style style:name="T1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break-before="auto" fo:line-height="100%" fo:margin-top="0cm" style:writing-mode="lr-tb"/>
    </style:style>
    <style:style style:name="T1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break-before="auto" fo:line-height="100%" fo:margin-top="0cm" style:writing-mode="lr-tb"/>
    </style:style>
    <style:style style:name="T1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break-before="auto" fo:line-height="100%" fo:margin-top="0cm" style:writing-mode="lr-tb"/>
    </style:style>
    <style:style style:name="T1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6" style:family="paragraph" style:parent-style-name="Standard">
      <style:paragraph-properties fo:break-before="auto" fo:text-indent="0cm" fo:line-height="100%" fo:margin-top="0cm" style:writing-mode="lr-tb"/>
    </style:style>
    <style:style style:name="P17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P18" style:family="paragraph" style:parent-style-name="Heading_20_6">
      <style:paragraph-properties fo:text-align="left" fo:break-before="auto" fo:text-indent="0cm" fo:line-height="100%" style:writing-mode="lr-tb"/>
    </style:style>
    <style:style style:name="T18_1" style:family="text">
      <style:text-properties style:font-name="Arial" style:font-name-asian="Arial" style:font-name-complex="Arial" fo:font-weight="bold" style:font-weight-asian="bold" style:font-weight-complex="bold"/>
    </style:style>
    <style:style style:name="T18_2" style:family="text">
      <style:text-properties style:font-name="Arial" style:font-name-asian="Arial" style:font-name-complex="Arial" fo:font-weight="bold" style:font-weight-asian="bold" style:font-weight-complex="bold"/>
    </style:style>
    <style:style style:name="T18_3" style:family="text">
      <style:text-properties style:font-name="Arial" style:font-name-asian="Arial" style:font-name-complex="Arial" fo:font-weight="bold" style:font-weight-asian="bold" style:font-weight-complex="bold"/>
    </style:style>
    <style:style style:name="T18_4" style:family="text">
      <style:text-properties style:font-name="Arial" style:font-name-asian="Arial" style:font-name-complex="Arial" fo:font-weight="bold" style:font-weight-asian="bold" style:font-weight-complex="bold"/>
    </style:style>
    <style:style style:name="T18_5" style:family="text">
      <style:text-properties style:font-name="Arial" style:font-name-asian="Arial" style:font-name-complex="Arial" fo:font-weight="bold" style:font-weight-asian="bold" style:font-weight-complex="bold"/>
    </style:style>
    <style:style style:name="T18_6" style:family="text">
      <style:text-properties style:font-name="Arial" style:font-name-asian="Arial" style:font-name-complex="Arial" fo:font-weight="bold" style:font-weight-asian="bold" style:font-weight-complex="bold"/>
    </style:style>
    <style:style style:name="T18_7" style:family="text">
      <style:text-properties style:font-name="Arial" style:font-name-asian="Arial" style:font-name-complex="Arial" fo:font-weight="bold" style:font-weight-asian="bold" style:font-weight-complex="bold"/>
    </style:style>
    <style:style style:name="T18_8" style:family="text">
      <style:text-properties style:font-name="Arial" style:font-name-asian="Arial" style:font-name-complex="Arial" fo:font-weight="bold" style:font-weight-asian="bold" style:font-weight-complex="bold"/>
    </style:style>
    <style:style style:name="T18_9" style:family="text">
      <style:text-properties style:font-name="Arial" style:font-name-asian="Arial" style:font-name-complex="Arial"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text-indent="0cm" fo:line-height="100%" fo:margin-top="0cm" style:writing-mode="lr-tb"/>
    </style:style>
    <style:style style:name="P20" style:family="paragraph" style:parent-style-name="Standard">
      <style:paragraph-properties fo:break-before="auto" fo:text-indent="0cm" fo:line-height="100%" fo:margin-top="0cm" style:writing-mode="lr-tb"/>
    </style:style>
    <style:style style:name="P21" style:family="paragraph" style:parent-style-name="Standard">
      <style:paragraph-properties fo:break-before="auto" fo:text-indent="0cm" fo:line-height="100%" fo:margin-top="0cm" style:writing-mode="lr-tb"/>
    </style:style>
    <style:style style:name="T21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1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1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2" style:family="paragraph" style:parent-style-name="Standard">
      <style:paragraph-properties fo:break-before="auto" fo:text-indent="0cm" fo:line-height="100%" fo:margin-top="0cm" style:writing-mode="lr-tb"/>
    </style:style>
    <style:style style:name="P23" style:family="paragraph" style:parent-style-name="Standard">
      <style:paragraph-properties fo:break-before="auto" fo:text-indent="0cm" fo:line-height="100%" fo:margin-top="0cm" style:writing-mode="lr-tb"/>
    </style:style>
    <style:style style:name="T2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3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3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3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3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3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3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00%" fo:margin-top="0cm" style:writing-mode="lr-tb"/>
    </style:style>
    <style:style style:name="P25" style:family="paragraph" style:parent-style-name="Standard">
      <style:paragraph-properties fo:break-before="auto" fo:text-indent="0cm" fo:line-height="100%" fo:margin-top="0cm" style:writing-mode="lr-tb"/>
    </style:style>
    <style:style style:name="T2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00%" fo:margin-top="0cm" style:writing-mode="lr-tb"/>
    </style:style>
    <style:style style:name="T2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7" style:family="paragraph" style:parent-style-name="Standard">
      <style:paragraph-properties fo:break-before="auto" fo:line-height="100%" fo:margin-top="0cm" style:writing-mode="lr-tb"/>
    </style:style>
    <style:style style:name="T2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8" style:family="paragraph" style:parent-style-name="Standard">
      <style:paragraph-properties fo:break-before="auto" fo:line-height="100%" fo:margin-top="0cm" style:writing-mode="lr-tb"/>
    </style:style>
    <style:style style:name="T2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9" style:family="paragraph" style:parent-style-name="Standard">
      <style:paragraph-properties fo:break-before="auto" fo:text-indent="0cm" fo:line-height="100%" fo:margin-top="0cm" style:writing-mode="lr-tb"/>
    </style:style>
    <style:style style:name="P30" style:family="paragraph" style:parent-style-name="Standard">
      <style:paragraph-properties fo:break-before="auto" fo:text-indent="0cm" fo:line-height="100%" fo:margin-top="0cm" style:writing-mode="lr-tb"/>
    </style:style>
    <style:style style:name="T3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0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0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0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0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00%" fo:margin-top="0cm" style:writing-mode="lr-tb"/>
    </style:style>
    <style:style style:name="P32" style:family="paragraph" style:parent-style-name="Standard">
      <style:paragraph-properties fo:break-before="auto" fo:text-indent="0cm" fo:line-height="100%" fo:margin-top="0cm" style:writing-mode="lr-tb"/>
    </style:style>
    <style:style style:name="T32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6" style:family="paragraph" style:parent-style-name="Standard">
      <style:paragraph-properties fo:break-before="auto" fo:text-indent="0cm" fo:line-height="100%" fo:margin-top="0cm" style:writing-mode="lr-tb"/>
    </style:style>
    <style:style style:name="P37" style:family="paragraph" style:parent-style-name="Standard">
      <style:paragraph-properties fo:break-before="auto" fo:text-indent="0cm" fo:line-height="100%" fo:margin-top="0cm" style:writing-mode="lr-tb"/>
    </style:style>
    <style:style style:name="P38" style:family="paragraph" style:parent-style-name="Standard">
      <style:paragraph-properties fo:break-before="auto" fo:text-indent="0cm" fo:line-height="100%" fo:margin-top="0cm" style:writing-mode="lr-tb"/>
    </style:style>
    <style:style style:name="P39" style:family="paragraph" style:parent-style-name="Standard">
      <style:paragraph-properties fo:break-before="auto" fo:text-indent="0cm" fo:line-height="100%" fo:margin-top="0cm" style:writing-mode="lr-tb"/>
    </style:style>
    <style:style style:name="P40" style:family="paragraph" style:parent-style-name="Standard">
      <style:paragraph-properties fo:break-before="auto" fo:text-indent="0cm" fo:line-height="100%" fo:margin-top="0cm" style:writing-mode="lr-tb"/>
    </style:style>
    <style:style style:name="P41" style:family="paragraph" style:parent-style-name="Standard">
      <style:paragraph-properties fo:break-before="auto" fo:text-indent="0cm" fo:line-height="100%" fo:margin-top="0cm" style:writing-mode="lr-tb"/>
    </style:style>
    <style:style style:name="T41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1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1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2" style:family="paragraph" style:parent-style-name="Standard">
      <style:paragraph-properties fo:break-before="auto" fo:text-indent="0cm" fo:line-height="100%" fo:margin-top="0cm" style:writing-mode="lr-tb"/>
    </style:style>
    <style:style style:name="P43" style:family="paragraph" style:parent-style-name="Standard">
      <style:paragraph-properties fo:break-before="auto" fo:text-indent="0cm" fo:line-height="100%" fo:margin-top="0cm" style:writing-mode="lr-tb"/>
    </style:style>
    <style:style style:name="T4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3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3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3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3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00%" fo:margin-top="0cm" style:writing-mode="lr-tb"/>
    </style:style>
    <style:style style:name="P45" style:family="paragraph" style:parent-style-name="Standard">
      <style:paragraph-properties fo:break-before="auto" fo:text-indent="0cm" fo:line-height="100%" fo:margin-top="0cm" style:writing-mode="lr-tb"/>
    </style:style>
    <style:style style:name="T45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00%" fo:margin-top="0cm" style:writing-mode="lr-tb"/>
    </style:style>
    <style:style style:name="T4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7" style:family="paragraph" style:parent-style-name="Standard">
      <style:paragraph-properties fo:break-before="auto" fo:line-height="100%" fo:margin-top="0cm" style:writing-mode="lr-tb"/>
    </style:style>
    <style:style style:name="T4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9" style:family="paragraph" style:parent-style-name="Standard">
      <style:paragraph-properties fo:break-before="auto" fo:text-indent="0cm" fo:line-height="100%" fo:margin-top="0cm" style:writing-mode="lr-tb"/>
    </style:style>
    <style:style style:name="P50" style:family="paragraph" style:parent-style-name="Standard">
      <style:paragraph-properties fo:break-before="auto" fo:text-indent="0cm" fo:line-height="100%" fo:margin-top="0cm" style:writing-mode="lr-tb"/>
    </style:style>
    <style:style style:name="T50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0_2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0_3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0_4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0_5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0_6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0_7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00%" fo:margin-top="0cm" style:writing-mode="lr-tb"/>
    </style:style>
    <style:style style:name="P52" style:family="paragraph" style:parent-style-name="Standard">
      <style:paragraph-properties fo:break-before="auto" fo:text-indent="0cm" fo:line-height="100%" fo:margin-top="0cm" style:writing-mode="lr-tb"/>
    </style:style>
    <style:style style:name="T52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00%" fo:margin-top="0cm" style:writing-mode="lr-tb"/>
    </style:style>
    <style:style style:name="T5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4" style:family="paragraph" style:parent-style-name="Standard">
      <style:paragraph-properties fo:break-before="auto" fo:line-height="100%" fo:margin-top="0cm" style:writing-mode="lr-tb"/>
    </style:style>
    <style:style style:name="T5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5" style:family="paragraph" style:parent-style-name="Standard">
      <style:paragraph-properties fo:break-before="auto" fo:line-height="100%" fo:margin-top="0cm" style:writing-mode="lr-tb"/>
    </style:style>
    <style:style style:name="T5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6" style:family="paragraph" style:parent-style-name="Standard">
      <style:paragraph-properties fo:break-before="auto" fo:line-height="100%" fo:margin-top="0cm" style:writing-mode="lr-tb"/>
    </style:style>
    <style:style style:name="T5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7" style:family="paragraph" style:parent-style-name="Standard">
      <style:paragraph-properties fo:break-before="auto" fo:text-indent="0cm" fo:line-height="100%" fo:margin-top="0cm" style:writing-mode="lr-tb"/>
    </style:style>
    <style:style style:name="P58" style:family="paragraph" style:parent-style-name="Standard">
      <style:paragraph-properties fo:break-before="auto" fo:text-indent="0cm" fo:line-height="100%" fo:margin-top="0cm" style:writing-mode="lr-tb"/>
    </style:style>
    <style:style style:name="T58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8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8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9" style:family="paragraph" style:parent-style-name="Standard">
      <style:paragraph-properties fo:break-before="auto" fo:text-indent="0cm" fo:line-height="100%" fo:margin-top="0cm" style:writing-mode="lr-tb"/>
    </style:style>
    <style:style style:name="P60" style:family="paragraph" style:parent-style-name="Standard">
      <style:paragraph-properties fo:break-before="auto" fo:text-indent="0cm" fo:line-height="100%" fo:margin-top="0cm" style:writing-mode="lr-tb"/>
    </style:style>
    <style:style style:name="T6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0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0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0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0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00%" fo:margin-top="0cm" style:writing-mode="lr-tb"/>
    </style:style>
    <style:style style:name="P62" style:family="paragraph" style:parent-style-name="Standard">
      <style:paragraph-properties fo:break-before="auto" fo:text-indent="0cm" fo:line-height="100%" fo:margin-top="0cm" style:writing-mode="lr-tb"/>
    </style:style>
    <style:style style:name="T62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00%" fo:margin-top="0cm" style:writing-mode="lr-tb"/>
    </style:style>
    <style:style style:name="T6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4" style:family="paragraph" style:parent-style-name="Standard">
      <style:paragraph-properties fo:break-before="auto" fo:line-height="100%" fo:margin-top="0cm" style:writing-mode="lr-tb"/>
    </style:style>
    <style:style style:name="T6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5" style:family="paragraph" style:parent-style-name="Standard">
      <style:paragraph-properties fo:break-before="auto" fo:line-height="100%" fo:margin-top="0cm" style:writing-mode="lr-tb"/>
    </style:style>
    <style:style style:name="T6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6" style:family="paragraph" style:parent-style-name="Standard">
      <style:paragraph-properties fo:break-before="auto" fo:text-indent="0cm" fo:line-height="100%" fo:margin-top="0cm" style:writing-mode="lr-tb"/>
    </style:style>
    <style:style style:name="P67" style:family="paragraph" style:parent-style-name="Standard">
      <style:paragraph-properties fo:break-before="auto" fo:text-indent="0cm" fo:line-height="100%" fo:margin-top="0cm" style:writing-mode="lr-tb"/>
    </style:style>
    <style:style style:name="T6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7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7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7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7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7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7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00%" fo:margin-top="0cm" style:writing-mode="lr-tb"/>
    </style:style>
    <style:style style:name="P69" style:family="paragraph" style:parent-style-name="Standard">
      <style:paragraph-properties fo:break-before="auto" fo:text-indent="0cm" fo:line-height="100%" fo:margin-top="0cm" style:writing-mode="lr-tb"/>
    </style:style>
    <style:style style:name="T6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00%" fo:margin-top="0cm" style:writing-mode="lr-tb"/>
    </style:style>
    <style:style style:name="T7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1" style:family="paragraph" style:parent-style-name="Standard">
      <style:paragraph-properties fo:break-before="auto" fo:line-height="100%" fo:margin-top="0cm" style:writing-mode="lr-tb"/>
    </style:style>
    <style:style style:name="T7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2" style:family="paragraph" style:parent-style-name="Standard">
      <style:paragraph-properties fo:break-before="auto" fo:line-height="100%" fo:margin-top="0cm" style:writing-mode="lr-tb"/>
    </style:style>
    <style:style style:name="T7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3" style:family="paragraph" style:parent-style-name="Standard">
      <style:paragraph-properties fo:break-before="auto" fo:text-indent="0cm" fo:line-height="100%" fo:margin-top="0cm" style:writing-mode="lr-tb"/>
    </style:style>
    <style:style style:name="P74" style:family="paragraph" style:parent-style-name="Standard">
      <style:paragraph-properties fo:break-before="auto" fo:text-indent="0cm" fo:line-height="100%" fo:margin-top="0cm" style:writing-mode="lr-tb"/>
    </style:style>
    <style:style style:name="P75" style:family="paragraph" style:parent-style-name="Standard">
      <style:paragraph-properties fo:break-before="auto" fo:text-indent="0cm" fo:line-height="100%" fo:margin-top="0cm" style:writing-mode="lr-tb"/>
    </style:style>
    <style:style style:name="T7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5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5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5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5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5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5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76" style:family="paragraph" style:parent-style-name="Standard">
      <style:paragraph-properties fo:break-before="auto" fo:text-indent="0cm" fo:line-height="100%" fo:margin-top="0cm" style:writing-mode="lr-tb"/>
    </style:style>
    <style:style style:name="P77" style:family="paragraph" style:parent-style-name="Standard">
      <style:paragraph-properties fo:break-before="auto" fo:text-indent="0cm" fo:line-height="100%" fo:margin-top="0cm" style:writing-mode="lr-tb"/>
    </style:style>
    <style:style style:name="T7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8" style:family="paragraph" style:parent-style-name="Standard">
      <style:paragraph-properties fo:break-before="auto" fo:line-height="100%" fo:margin-top="0cm" style:writing-mode="lr-tb"/>
    </style:style>
    <style:style style:name="T7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9" style:family="paragraph" style:parent-style-name="Standard">
      <style:paragraph-properties fo:break-before="auto" fo:line-height="100%" fo:margin-top="0cm" style:writing-mode="lr-tb"/>
    </style:style>
    <style:style style:name="T7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0" style:family="paragraph" style:parent-style-name="Standard">
      <style:paragraph-properties fo:break-before="auto" fo:line-height="100%" fo:margin-top="0cm" style:writing-mode="lr-tb"/>
    </style:style>
    <style:style style:name="T8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1" style:family="paragraph" style:parent-style-name="Standard">
      <style:paragraph-properties fo:break-before="auto" fo:line-height="100%" fo:margin-top="0cm" style:writing-mode="lr-tb"/>
    </style:style>
    <style:style style:name="T8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2" style:family="paragraph" style:parent-style-name="Standard">
      <style:paragraph-properties fo:break-before="auto" fo:text-indent="0cm" fo:line-height="100%" fo:margin-top="0cm" fo:margin-bottom="0cm" fo:margin-left="1.27cm" style:writing-mode="lr-tb"/>
    </style:style>
  </office:automatic-styles>
  <office:body>
    <office:text>
      <text:p text:style-name="P1"><text:span text:style-name="T1_1">Business</text:span><text:span text:style-name="T1_2"><text:s/></text:span><text:span text:style-name="T1_3">Analyst</text:span><text:span text:style-name="T1_4"><text:s/>–<text:s/></text:span><text:span text:style-name="T1_5">B</text:span><text:span text:style-name="T1_6">2</text:span></text:p>
      <text:p text:style-name="P2"/>
      <text:p text:style-name="P3"><text:span text:style-name="T3_1">To</text:span><text:span text:style-name="T3_2"><text:s/></text:span><text:span text:style-name="T3_3">be</text:span><text:span text:style-name="T3_4"><text:s/></text:span><text:span text:style-name="T3_5">effective</text:span><text:span text:style-name="T3_6"><text:s/></text:span><text:span text:style-name="T3_7">you</text:span><text:span text:style-name="T3_8"><text:s/></text:span><text:span text:style-name="T3_9">will</text:span><text:span text:style-name="T3_10"><text:s/></text:span><text:span text:style-name="T3_11">be</text:span><text:span text:style-name="T3_12"><text:s/></text:span><text:span text:style-name="T3_13">familiar</text:span><text:span text:style-name="T3_14"><text:s/></text:span><text:span text:style-name="T3_15">with</text:span><text:span text:style-name="T3_16"><text:s/></text:span><text:span text:style-name="T3_17">a</text:span><text:span text:style-name="T3_18"><text:s/></text:span><text:span text:style-name="T3_19">range</text:span><text:span text:style-name="T3_20"><text:s/></text:span><text:span text:style-name="T3_21">of</text:span><text:span text:style-name="T3_22"><text:s/></text:span><text:span text:style-name="T3_23">digital</text:span><text:span text:style-name="T3_24"><text:s/>/<text:s/></text:span><text:span text:style-name="T3_25">web</text:span><text:span text:style-name="T3_26"><text:s/></text:span><text:span text:style-name="T3_27">services</text:span><text:span text:style-name="T3_28"><text:s/></text:span><text:span text:style-name="T3_29">and</text:span><text:span text:style-name="T3_30"><text:s/></text:span><text:span text:style-name="T3_31">solutions</text:span><text:span text:style-name="T3_32">,<text:s/></text:span><text:span text:style-name="T3_33">ideally</text:span><text:span text:style-name="T3_34"><text:s/></text:span><text:span text:style-name="T3_35">where</text:span><text:span text:style-name="T3_36"><text:s/></text:span><text:span text:style-name="T3_37">open</text:span><text:span text:style-name="T3_38"><text:s/></text:span><text:span text:style-name="T3_39">source</text:span><text:span text:style-name="T3_40"><text:s/></text:span><text:span text:style-name="T3_41">and</text:span><text:span text:style-name="T3_42"><text:s/></text:span><text:span text:style-name="T3_43">cloud</text:span><text:span text:style-name="T3_44"><text:s/></text:span><text:span text:style-name="T3_45">technologies</text:span><text:span text:style-name="T3_46"><text:s/></text:span><text:span text:style-name="T3_47">have</text:span><text:span text:style-name="T3_48"><text:s/></text:span><text:span text:style-name="T3_49">applied</text:span><text:span text:style-name="T3_50"><text:s/></text:span><text:span text:style-name="T3_51">agile</text:span><text:span text:style-name="T3_52"><text:s/></text:span><text:span text:style-name="T3_53">development</text:span><text:span text:style-name="T3_54"><text:s/></text:span><text:span text:style-name="T3_55">methodologies</text:span><text:span text:style-name="T3_56">.<text:s/> </text:span><text:span text:style-name="T3_57">You</text:span><text:span text:style-name="T3_58"><text:s/></text:span><text:span text:style-name="T3_59">will</text:span><text:span text:style-name="T3_60"><text:s/></text:span><text:span text:style-name="T3_61">be</text:span><text:span text:style-name="T3_62"><text:s/></text:span><text:span text:style-name="T3_63">an</text:span><text:span text:style-name="T3_64"><text:s/></text:span><text:span text:style-name="T3_65">excellent</text:span><text:span text:style-name="T3_66"><text:s/></text:span><text:span text:style-name="T3_67">communicator</text:span><text:span text:style-name="T3_68"><text:s/></text:span><text:span text:style-name="T3_69">and</text:span><text:span text:style-name="T3_70"><text:s/></text:span><text:span text:style-name="T3_71">be</text:span><text:span text:style-name="T3_72"><text:s/></text:span><text:span text:style-name="T3_73">able</text:span><text:span text:style-name="T3_74"><text:s/></text:span><text:span text:style-name="T3_75">to</text:span><text:span text:style-name="T3_76"><text:s/></text:span><text:span text:style-name="T3_77">rationalise</text:span><text:span text:style-name="T3_78"><text:s/></text:span><text:span text:style-name="T3_79">complex</text:span><text:span text:style-name="T3_80"><text:s/></text:span><text:span text:style-name="T3_81">information</text:span><text:span text:style-name="T3_82"><text:s/></text:span><text:span text:style-name="T3_83">to</text:span><text:span text:style-name="T3_84"><text:s/></text:span><text:span text:style-name="T3_85">make</text:span><text:span text:style-name="T3_86"><text:s/></text:span><text:span text:style-name="T3_87">it</text:span><text:span text:style-name="T3_88"><text:s/></text:span><text:span text:style-name="T3_89">understandable</text:span><text:span text:style-name="T3_90"><text:s/></text:span><text:span text:style-name="T3_91">for</text:span><text:span text:style-name="T3_92"><text:s/></text:span><text:span text:style-name="T3_93">others</text:span><text:span text:style-name="T3_94"><text:s/></text:span><text:span text:style-name="T3_95">to</text:span><text:span text:style-name="T3_96"><text:s/></text:span><text:span text:style-name="T3_97">work</text:span><text:span text:style-name="T3_98"><text:s/></text:span><text:span text:style-name="T3_99">with</text:span><text:span text:style-name="T3_100">. </text:span></text:p>
      <text:p text:style-name="P4"/>
      <text:p text:style-name="P5"><text:span text:style-name="T5_1">The</text:span><text:span text:style-name="T5_2"><text:s/></text:span><text:span text:style-name="T5_3">ability</text:span><text:span text:style-name="T5_4"><text:s/></text:span><text:span text:style-name="T5_5">to</text:span><text:span text:style-name="T5_6"><text:s/></text:span><text:span text:style-name="T5_7">work</text:span><text:span text:style-name="T5_8"><text:s/></text:span><text:span text:style-name="T5_9">independently</text:span><text:span text:style-name="T5_10">,<text:s/></text:span><text:span text:style-name="T5_11">proactively</text:span><text:span text:style-name="T5_12"><text:s/></text:span><text:span text:style-name="T5_13">and</text:span><text:span text:style-name="T5_14"><text:s/></text:span><text:span text:style-name="T5_15">with</text:span><text:span text:style-name="T5_16"><text:s/></text:span><text:span text:style-name="T5_17">versatility</text:span><text:span text:style-name="T5_18"><text:s/></text:span><text:span text:style-name="T5_19">in</text:span><text:span text:style-name="T5_20"><text:s/></text:span><text:span text:style-name="T5_21">responding</text:span><text:span text:style-name="T5_22"><text:s/></text:span><text:span text:style-name="T5_23">to</text:span><text:span text:style-name="T5_24"><text:s/></text:span><text:span text:style-name="T5_25">changing</text:span><text:span text:style-name="T5_26"><text:s/></text:span><text:span text:style-name="T5_27">circumstances</text:span><text:span text:style-name="T5_28"><text:s/></text:span><text:span text:style-name="T5_29">is</text:span><text:span text:style-name="T5_30"><text:s/></text:span><text:span text:style-name="T5_31">essential</text:span><text:span text:style-name="T5_32">.<text:s/></text:span><text:span text:style-name="T5_33">You</text:span><text:span text:style-name="T5_34"><text:s/></text:span><text:span text:style-name="T5_35">will</text:span><text:span text:style-name="T5_36"><text:s/></text:span><text:span text:style-name="T5_37">need</text:span><text:span text:style-name="T5_38"><text:s/></text:span><text:span text:style-name="T5_39">an</text:span><text:span text:style-name="T5_40"><text:s/></text:span><text:span text:style-name="T5_41">eye</text:span><text:span text:style-name="T5_42"><text:s/></text:span><text:span text:style-name="T5_43">for</text:span><text:span text:style-name="T5_44"><text:s/></text:span><text:span text:style-name="T5_45">detail</text:span><text:span text:style-name="T5_46">,<text:s/></text:span><text:span text:style-name="T5_47">excellent</text:span><text:span text:style-name="T5_48"><text:s/></text:span><text:span text:style-name="T5_49">communication</text:span><text:span text:style-name="T5_50"><text:s/></text:span><text:span text:style-name="T5_51">skills</text:span><text:span text:style-name="T5_52"><text:s/></text:span><text:span text:style-name="T5_53">and</text:span><text:span text:style-name="T5_54"><text:s/></text:span><text:span text:style-name="T5_55">be</text:span><text:span text:style-name="T5_56"><text:s/></text:span><text:span text:style-name="T5_57">able</text:span><text:span text:style-name="T5_58"><text:s/></text:span><text:span text:style-name="T5_59">to</text:span><text:span text:style-name="T5_60"><text:s/></text:span><text:span text:style-name="T5_61">interrogate</text:span><text:span text:style-name="T5_62"><text:s/></text:span><text:span text:style-name="T5_63">reported</text:span><text:span text:style-name="T5_64"><text:s/></text:span><text:span text:style-name="T5_65">information</text:span><text:span text:style-name="T5_66"><text:s/></text:span><text:span text:style-name="T5_67">and</text:span><text:span text:style-name="T5_68"><text:s/></text:span><text:span text:style-name="T5_69">challenge</text:span><text:span text:style-name="T5_70"><text:s/></text:span><text:span text:style-name="T5_71">sources</text:span><text:span text:style-name="T5_72"><text:s/></text:span><text:span text:style-name="T5_73">where</text:span><text:span text:style-name="T5_74"><text:s/></text:span><text:span text:style-name="T5_75">inconsistencies</text:span><text:span text:style-name="T5_76"><text:s/></text:span><text:span text:style-name="T5_77">are</text:span><text:span text:style-name="T5_78"><text:s/></text:span><text:span text:style-name="T5_79">found</text:span><text:span text:style-name="T5_80">.</text:span></text:p>
      <text:p text:style-name="P6"/>
      <text:p text:style-name="P7"><text:span text:style-name="T7_1">The</text:span><text:span text:style-name="T7_2"><text:s/></text:span><text:span text:style-name="T7_3">main</text:span><text:span text:style-name="T7_4"><text:s/></text:span><text:span text:style-name="T7_5">responsibilities</text:span><text:span text:style-name="T7_6"><text:s/></text:span><text:span text:style-name="T7_7">of</text:span><text:span text:style-name="T7_8"><text:s/></text:span><text:span text:style-name="T7_9">the</text:span><text:span text:style-name="T7_10"><text:s/></text:span><text:span text:style-name="T7_11">post</text:span><text:span text:style-name="T7_12"><text:s/></text:span><text:span text:style-name="T7_13">are</text:span><text:span text:style-name="T7_14"><text:s/></text:span><text:span text:style-name="T7_15">to</text:span><text:span text:style-name="T7_16">:</text:span></text:p>
      <text:p text:style-name="P8"/>
      <text:list text:style-name="LS1" xml:id="list0">
        <text:list-item>
          <text:p text:style-name="P9"><text:span text:style-name="T9_1">Support</text:span><text:span text:style-name="T9_2"><text:s/></text:span><text:span text:style-name="T9_3">the</text:span><text:span text:style-name="T9_4"><text:s/></text:span><text:span text:style-name="T9_5">department</text:span><text:span text:style-name="T9_6"><text:s/></text:span><text:span text:style-name="T9_7">by</text:span><text:span text:style-name="T9_8"><text:s/></text:span><text:span text:style-name="T9_9">analysing</text:span><text:span text:style-name="T9_10"><text:s/></text:span><text:span text:style-name="T9_11">propositions</text:span><text:span text:style-name="T9_12"><text:s/></text:span><text:span text:style-name="T9_13">and</text:span><text:span text:style-name="T9_14"><text:s/></text:span><text:span text:style-name="T9_15">assessing</text:span><text:span text:style-name="T9_16"><text:s/></text:span><text:span text:style-name="T9_17">the</text:span><text:span text:style-name="T9_18"><text:s/></text:span><text:span text:style-name="T9_19">following</text:span></text:p>
        </text:list-item>
      </text:list>
      <text:list text:style-name="LS2" xml:id="list1">
        <text:list-item>
          <text:p text:style-name="P10"><text:span text:style-name="T10_1">Work</text:span><text:span text:style-name="T10_2"><text:s/></text:span><text:span text:style-name="T10_3">closely</text:span><text:span text:style-name="T10_4"><text:s/></text:span><text:span text:style-name="T10_5">with</text:span><text:span text:style-name="T10_6"><text:s/></text:span><text:span text:style-name="T10_7">the</text:span><text:span text:style-name="T10_8"><text:s/></text:span><text:span text:style-name="T10_9">nominated</text:span><text:span text:style-name="T10_10"><text:s/></text:span><text:span text:style-name="T10_11">product</text:span><text:span text:style-name="T10_12"><text:s/></text:span><text:span text:style-name="T10_13">manager</text:span><text:span text:style-name="T10_14"><text:s/></text:span><text:span text:style-name="T10_15">to</text:span><text:span text:style-name="T10_16"><text:s/></text:span><text:span text:style-name="T10_17">define</text:span><text:span text:style-name="T10_18"><text:s/></text:span><text:span text:style-name="T10_19">a</text:span><text:span text:style-name="T10_20"><text:s/></text:span><text:span text:style-name="T10_21">product</text:span><text:span text:style-name="T10_22"><text:s/></text:span><text:span text:style-name="T10_23">approach</text:span><text:span text:style-name="T10_24"><text:s/></text:span><text:span text:style-name="T10_25">to</text:span><text:span text:style-name="T10_26"><text:s/></text:span><text:span text:style-name="T10_27">meet</text:span><text:span text:style-name="T10_28"><text:s/></text:span><text:span text:style-name="T10_29">the</text:span><text:span text:style-name="T10_30"><text:s/></text:span><text:span text:style-name="T10_31">specified</text:span><text:span text:style-name="T10_32"><text:s/></text:span><text:span text:style-name="T10_33">user</text:span><text:span text:style-name="T10_34"><text:s/></text:span><text:span text:style-name="T10_35">need</text:span><text:span text:style-name="T10_36">.</text:span></text:p>
        </text:list-item>
        <text:list-item>
          <text:p text:style-name="P11"><text:span text:style-name="T11_1">Define</text:span><text:span text:style-name="T11_2"><text:s/></text:span><text:span text:style-name="T11_3">skill</text:span><text:span text:style-name="T11_4"><text:s/></text:span><text:span text:style-name="T11_5">requirements</text:span><text:span text:style-name="T11_6"><text:s/></text:span><text:span text:style-name="T11_7">and</text:span><text:span text:style-name="T11_8"><text:s/></text:span><text:span text:style-name="T11_9">map</text:span><text:span text:style-name="T11_10"><text:s/></text:span><text:span text:style-name="T11_11">internal</text:span><text:span text:style-name="T11_12">,<text:s/></text:span><text:span text:style-name="T11_13">departmental</text:span><text:span text:style-name="T11_14"><text:s/></text:span><text:span text:style-name="T11_15">and</text:span><text:span text:style-name="T11_16"><text:s/></text:span><text:span text:style-name="T11_17">external</text:span><text:span text:style-name="T11_18"><text:s/>(</text:span><text:span text:style-name="T11_19">partners</text:span><text:span text:style-name="T11_20">/</text:span><text:span text:style-name="T11_21">specialist</text:span><text:span text:style-name="T11_22"><text:s/></text:span><text:span text:style-name="T11_23">contractors</text:span><text:span text:style-name="T11_24">)<text:s/></text:span><text:span text:style-name="T11_25">resource</text:span><text:span text:style-name="T11_26">.</text:span></text:p>
        </text:list-item>
        <text:list-item>
          <text:p text:style-name="P12"><text:span text:style-name="T12_1">Work</text:span><text:span text:style-name="T12_2"><text:s/></text:span><text:span text:style-name="T12_3">with</text:span><text:span text:style-name="T12_4"><text:s/></text:span><text:span text:style-name="T12_5">the</text:span><text:span text:style-name="T12_6"><text:s/></text:span><text:span text:style-name="T12_7">owning</text:span><text:span text:style-name="T12_8"><text:s/></text:span><text:span text:style-name="T12_9">department</text:span><text:span text:style-name="T12_10"><text:s/></text:span><text:span text:style-name="T12_11">to</text:span><text:span text:style-name="T12_12"><text:s/></text:span><text:span text:style-name="T12_13">ensure</text:span><text:span text:style-name="T12_14"><text:s/></text:span><text:span text:style-name="T12_15">they</text:span><text:span text:style-name="T12_16"><text:s/></text:span><text:span text:style-name="T12_17">have</text:span><text:span text:style-name="T12_18"><text:s/></text:span><text:span text:style-name="T12_19">the</text:span><text:span text:style-name="T12_20"><text:s/></text:span><text:span text:style-name="T12_21">budget</text:span><text:span text:style-name="T12_22"><text:s/></text:span><text:span text:style-name="T12_23">to</text:span><text:span text:style-name="T12_24"><text:s/></text:span><text:span text:style-name="T12_25">cover</text:span><text:span text:style-name="T12_26"><text:s/></text:span><text:span text:style-name="T12_27">the</text:span><text:span text:style-name="T12_28"><text:s/></text:span><text:span text:style-name="T12_29">proposed</text:span><text:span text:style-name="T12_30"><text:s/></text:span><text:span text:style-name="T12_31">approach</text:span><text:span text:style-name="T12_32"><text:s/></text:span><text:span text:style-name="T12_33">and</text:span><text:span text:style-name="T12_34"><text:s/></text:span><text:span text:style-name="T12_35">resource</text:span><text:span text:style-name="T12_36"><text:s/></text:span><text:span text:style-name="T12_37">requirements</text:span><text:span text:style-name="T12_38"><text:s/></text:span><text:span text:style-name="T12_39">during</text:span><text:span text:style-name="T12_40"><text:s/></text:span><text:span text:style-name="T12_41">delivery</text:span><text:span text:style-name="T12_42"><text:s/></text:span><text:span text:style-name="T12_43">and</text:span><text:span text:style-name="T12_44"><text:s/></text:span><text:span text:style-name="T12_45">analyse</text:span><text:span text:style-name="T12_46"><text:s/></text:span><text:span text:style-name="T12_47">what</text:span><text:span text:style-name="T12_48"><text:s/></text:span><text:span text:style-name="T12_49">provision</text:span><text:span text:style-name="T12_50"><text:s/></text:span><text:span text:style-name="T12_51">they</text:span><text:span text:style-name="T12_52"><text:s/></text:span><text:span text:style-name="T12_53">have</text:span><text:span text:style-name="T12_54"><text:s/></text:span><text:span text:style-name="T12_55">for</text:span><text:span text:style-name="T12_56"><text:s/></text:span><text:span text:style-name="T12_57">on</text:span><text:span text:style-name="T12_58"><text:s/></text:span><text:span text:style-name="T12_59">going</text:span><text:span text:style-name="T12_60"><text:s/></text:span><text:span text:style-name="T12_61">running</text:span><text:span text:style-name="T12_62"><text:s/></text:span><text:span text:style-name="T12_63">costs</text:span><text:span text:style-name="T12_64">?</text:span></text:p>
        </text:list-item>
        <text:list-item>
          <text:p text:style-name="P13"><text:span text:style-name="T13_1">Analyse</text:span><text:span text:style-name="T13_2"><text:s/></text:span><text:span text:style-name="T13_3">and</text:span><text:span text:style-name="T13_4"><text:s/></text:span><text:span text:style-name="T13_5">map</text:span><text:span text:style-name="T13_6"><text:s/></text:span><text:span text:style-name="T13_7">the</text:span><text:span text:style-name="T13_8"><text:s/></text:span><text:span text:style-name="T13_9">risks</text:span><text:span text:style-name="T13_10"><text:s/></text:span><text:span text:style-name="T13_11">of</text:span><text:span text:style-name="T13_12"><text:s/></text:span><text:span text:style-name="T13_13">this</text:span><text:span text:style-name="T13_14"><text:s/></text:span><text:span text:style-name="T13_15">product</text:span><text:span text:style-name="T13_16"><text:s/></text:span><text:span text:style-name="T13_17">approach</text:span><text:span text:style-name="T13_18"><text:s/></text:span><text:span text:style-name="T13_19">and</text:span><text:span text:style-name="T13_20"><text:s/></text:span><text:span text:style-name="T13_21">propose</text:span><text:span text:style-name="T13_22"><text:s/></text:span><text:span text:style-name="T13_23">mitigation</text:span><text:span text:style-name="T13_24"><text:s/></text:span><text:span text:style-name="T13_25">solutions</text:span></text:p>
        </text:list-item>
      </text:list>
      <text:list text:style-name="LS3" xml:id="list5">
        <text:list-item>
          <text:p text:style-name="P14"><text:span text:style-name="T14_1">Define</text:span><text:span text:style-name="T14_2"><text:s/></text:span><text:span text:style-name="T14_3">how</text:span><text:span text:style-name="T14_4"><text:s/></text:span><text:span text:style-name="T14_5">the</text:span><text:span text:style-name="T14_6"><text:s/></text:span><text:span text:style-name="T14_7">predicted</text:span><text:span text:style-name="T14_8"><text:s/></text:span><text:span text:style-name="T14_9">user</text:span><text:span text:style-name="T14_10"><text:s/></text:span><text:span text:style-name="T14_11">and</text:span><text:span text:style-name="T14_12"><text:s/></text:span><text:span text:style-name="T14_13">financial</text:span><text:span text:style-name="T14_14"><text:s/></text:span><text:span text:style-name="T14_15">benefit</text:span><text:span text:style-name="T14_16"><text:s/></text:span><text:span text:style-name="T14_17">can</text:span><text:span text:style-name="T14_18"><text:s/></text:span><text:span text:style-name="T14_19">be</text:span><text:span text:style-name="T14_20"><text:s/></text:span><text:span text:style-name="T14_21">realised</text:span><text:span text:style-name="T14_22">,<text:s/></text:span><text:span text:style-name="T14_23">and</text:span><text:span text:style-name="T14_24"><text:s/></text:span><text:span text:style-name="T14_25">how</text:span><text:span text:style-name="T14_26"><text:s/></text:span><text:span text:style-name="T14_27">channel</text:span><text:span text:style-name="T14_28"><text:s/></text:span><text:span text:style-name="T14_29">shift</text:span><text:span text:style-name="T14_30"><text:s/></text:span><text:span text:style-name="T14_31">will</text:span><text:span text:style-name="T14_32"><text:s/></text:span><text:span text:style-name="T14_33">be</text:span><text:span text:style-name="T14_34"><text:s/></text:span><text:span text:style-name="T14_35">measured</text:span><text:span text:style-name="T14_36">.</text:span></text:p>
        </text:list-item>
        <text:list-item>
          <text:p text:style-name="P15"><text:span text:style-name="T15_1">Make</text:span><text:span text:style-name="T15_2"><text:s/></text:span><text:span text:style-name="T15_3">a</text:span><text:span text:style-name="T15_4"><text:s/></text:span><text:span text:style-name="T15_5">recommendation</text:span><text:span text:style-name="T15_6"><text:s/></text:span><text:span text:style-name="T15_7">for</text:span><text:span text:style-name="T15_8"><text:s/></text:span><text:span text:style-name="T15_9">action</text:span><text:span text:style-name="T15_10"><text:s/></text:span><text:span text:style-name="T15_11">against</text:span><text:span text:style-name="T15_12"><text:s/></text:span><text:span text:style-name="T15_13">the</text:span><text:span text:style-name="T15_14"><text:s/></text:span><text:span text:style-name="T15_15">analysis</text:span><text:span text:style-name="T15_16"><text:s/></text:span><text:span text:style-name="T15_17">done</text:span><text:span text:style-name="T15_18">.</text:span></text:p>
        </text:list-item>
      </text:list>
      <text:p text:style-name="P16"/>
      <text:p text:style-name="P17"/>
      <text:h text:style-name="P18" text:outline-level="10"><text:span text:style-name="T18_1">PERSON</text:span><text:span text:style-name="T18_2"><text:s/></text:span><text:span text:style-name="T18_3">SPECIFICATION</text:span><text:span text:style-name="T18_4"><text:s/>-<text:s/></text:span><text:span text:style-name="T18_5">COMPETENCES</text:span><text:span text:style-name="T18_6">/</text:span><text:span text:style-name="T18_7">SKILLS</text:span><text:span text:style-name="T18_8"><text:s/></text:span><text:span text:style-name="T18_9">REQUIRED</text:span></text:h>
      <text:p text:style-name="P19"/>
      <text:p text:style-name="P20"/>
      <text:p text:style-name="P21"><text:span text:style-name="T21_1">SETTING</text:span><text:span text:style-name="T21_2"><text:s/></text:span><text:span text:style-name="T21_3">DIRECTION</text:span></text:p>
      <text:p text:style-name="P22"/>
      <text:p text:style-name="P23"><text:span text:style-name="T23_1">Seeing</text:span><text:span text:style-name="T23_2"><text:s/></text:span><text:span text:style-name="T23_3">the</text:span><text:span text:style-name="T23_4"><text:s/></text:span><text:span text:style-name="T23_5">Big</text:span><text:span text:style-name="T23_6"><text:s/></text:span><text:span text:style-name="T23_7">Picture</text:span></text:p>
      <text:p text:style-name="P24"/>
      <text:p text:style-name="P25"><text:span text:style-name="T25_1">Essential</text:span></text:p>
      <text:list text:style-name="LS4" xml:id="list7">
        <text:list-item>
          <text:p text:style-name="P26"><text:span text:style-name="T26_1">Be</text:span><text:span text:style-name="T26_2"><text:s/></text:span><text:span text:style-name="T26_3">alert</text:span><text:span text:style-name="T26_4"><text:s/></text:span><text:span text:style-name="T26_5">to</text:span><text:span text:style-name="T26_6"><text:s/></text:span><text:span text:style-name="T26_7">emerging</text:span><text:span text:style-name="T26_8"><text:s/></text:span><text:span text:style-name="T26_9">issues</text:span><text:span text:style-name="T26_10"><text:s/></text:span><text:span text:style-name="T26_11">and</text:span><text:span text:style-name="T26_12"><text:s/></text:span><text:span text:style-name="T26_13">trends</text:span><text:span text:style-name="T26_14"><text:s/></text:span><text:span text:style-name="T26_15">which</text:span><text:span text:style-name="T26_16"><text:s/></text:span><text:span text:style-name="T26_17">might</text:span><text:span text:style-name="T26_18"><text:s/></text:span><text:span text:style-name="T26_19">impact</text:span><text:span text:style-name="T26_20"><text:s/></text:span><text:span text:style-name="T26_21">or</text:span><text:span text:style-name="T26_22"><text:s/></text:span><text:span text:style-name="T26_23">benefit</text:span><text:span text:style-name="T26_24"><text:s/></text:span><text:span text:style-name="T26_25">own</text:span><text:span text:style-name="T26_26"><text:s/></text:span><text:span text:style-name="T26_27">and</text:span><text:span text:style-name="T26_28"><text:s/></text:span><text:span text:style-name="T26_29">team</text:span><text:span text:style-name="T26_30">’</text:span><text:span text:style-name="T26_31">s</text:span><text:span text:style-name="T26_32"><text:s/></text:span><text:span text:style-name="T26_33">work</text:span></text:p>
        </text:list-item>
        <text:list-item>
          <text:p text:style-name="P27"><text:span text:style-name="T27_1">Develop</text:span><text:span text:style-name="T27_2"><text:s/></text:span><text:span text:style-name="T27_3">an</text:span><text:span text:style-name="T27_4"><text:s/></text:span><text:span text:style-name="T27_5">understanding</text:span><text:span text:style-name="T27_6"><text:s/></text:span><text:span text:style-name="T27_7">of</text:span><text:span text:style-name="T27_8"><text:s/></text:span><text:span text:style-name="T27_9">own</text:span><text:span text:style-name="T27_10"><text:s/></text:span><text:span text:style-name="T27_11">area</text:span><text:span text:style-name="T27_12">’</text:span><text:span text:style-name="T27_13">s</text:span><text:span text:style-name="T27_14"><text:s/></text:span><text:span text:style-name="T27_15">strategy</text:span><text:span text:style-name="T27_16"><text:s/></text:span><text:span text:style-name="T27_17">and</text:span><text:span text:style-name="T27_18"><text:s/></text:span><text:span text:style-name="T27_19">how</text:span><text:span text:style-name="T27_20"><text:s/></text:span><text:span text:style-name="T27_21">this</text:span><text:span text:style-name="T27_22"><text:s/></text:span><text:span text:style-name="T27_23">contributes</text:span><text:span text:style-name="T27_24"><text:s/></text:span><text:span text:style-name="T27_25">to</text:span><text:span text:style-name="T27_26"><text:s/></text:span><text:span text:style-name="T27_27">Departmental</text:span><text:span text:style-name="T27_28"><text:s/></text:span><text:span text:style-name="T27_29">priorities</text:span></text:p>
        </text:list-item>
        <text:list-item>
          <text:p text:style-name="P28"><text:span text:style-name="T28_1">Seek</text:span><text:span text:style-name="T28_2"><text:s/></text:span><text:span text:style-name="T28_3">to</text:span><text:span text:style-name="T28_4"><text:s/></text:span><text:span text:style-name="T28_5">understand</text:span><text:span text:style-name="T28_6"><text:s/></text:span><text:span text:style-name="T28_7">how</text:span><text:span text:style-name="T28_8"><text:s/></text:span><text:span text:style-name="T28_9">the</text:span><text:span text:style-name="T28_10"><text:s/></text:span><text:span text:style-name="T28_11">services</text:span><text:span text:style-name="T28_12">,<text:s/></text:span><text:span text:style-name="T28_13">activities</text:span><text:span text:style-name="T28_14"><text:s/></text:span><text:span text:style-name="T28_15">and</text:span><text:span text:style-name="T28_16"><text:s/></text:span><text:span text:style-name="T28_17">strategies</text:span><text:span text:style-name="T28_18"><text:s/></text:span><text:span text:style-name="T28_19">in</text:span><text:span text:style-name="T28_20"><text:s/></text:span><text:span text:style-name="T28_21">the</text:span><text:span text:style-name="T28_22"><text:s/></text:span><text:span text:style-name="T28_23">area</text:span><text:span text:style-name="T28_24"><text:s/></text:span><text:span text:style-name="T28_25">work</text:span><text:span text:style-name="T28_26"><text:s/></text:span><text:span text:style-name="T28_27">together</text:span><text:span text:style-name="T28_28"><text:s/></text:span><text:span text:style-name="T28_29">to</text:span><text:span text:style-name="T28_30"><text:s/></text:span><text:span text:style-name="T28_31">create</text:span><text:span text:style-name="T28_32"><text:s/></text:span><text:span text:style-name="T28_33">value</text:span><text:span text:style-name="T28_34"><text:s/></text:span><text:span text:style-name="T28_35">for</text:span><text:span text:style-name="T28_36"><text:s/></text:span><text:span text:style-name="T28_37">the</text:span><text:span text:style-name="T28_38"><text:s/></text:span><text:span text:style-name="T28_39">customer</text:span><text:span text:style-name="T28_40">/</text:span><text:span text:style-name="T28_41">end</text:span><text:span text:style-name="T28_42"><text:s/></text:span><text:span text:style-name="T28_43">user</text:span></text:p>
        </text:list-item>
      </text:list>
      <text:p text:style-name="P29"/>
      <text:p text:style-name="P30"><text:span text:style-name="T30_1">Changing</text:span><text:span text:style-name="T30_2"><text:s/></text:span><text:span text:style-name="T30_3">and</text:span><text:span text:style-name="T30_4"><text:s/></text:span><text:span text:style-name="T30_5">Improving</text:span></text:p>
      <text:p text:style-name="P31"/>
      <text:p text:style-name="P32"><text:span text:style-name="T32_1">Essential</text:span></text:p>
      <text:list text:style-name="LS5" xml:id="list10">
        <text:list-item>
          <text:p text:style-name="P33"><text:span text:style-name="T33_1">Find</text:span><text:span text:style-name="T33_2"><text:s/></text:span><text:span text:style-name="T33_3">ways</text:span><text:span text:style-name="T33_4"><text:s/></text:span><text:span text:style-name="T33_5">to</text:span><text:span text:style-name="T33_6"><text:s/></text:span><text:span text:style-name="T33_7">improve</text:span><text:span text:style-name="T33_8"><text:s/></text:span><text:span text:style-name="T33_9">systems</text:span><text:span text:style-name="T33_10"><text:s/></text:span><text:span text:style-name="T33_11">and</text:span><text:span text:style-name="T33_12"><text:s/></text:span><text:span text:style-name="T33_13">structures</text:span><text:span text:style-name="T33_14"><text:s/></text:span><text:span text:style-name="T33_15">to</text:span><text:span text:style-name="T33_16"><text:s/></text:span><text:span text:style-name="T33_17">deliver</text:span><text:span text:style-name="T33_18"><text:s/></text:span><text:span text:style-name="T33_19">with</text:span><text:span text:style-name="T33_20"><text:s/></text:span><text:span text:style-name="T33_21">more</text:span><text:span text:style-name="T33_22"><text:s/></text:span><text:span text:style-name="T33_23">streamlined</text:span><text:span text:style-name="T33_24"><text:s/></text:span><text:span text:style-name="T33_25">resources</text:span></text:p>
        </text:list-item>
        <text:list-item>
          <text:p text:style-name="P34"><text:span text:style-name="T34_1">Be</text:span><text:span text:style-name="T34_2"><text:s/></text:span><text:span text:style-name="T34_3">willing</text:span><text:span text:style-name="T34_4"><text:s/></text:span><text:span text:style-name="T34_5">to</text:span><text:span text:style-name="T34_6"><text:s/></text:span><text:span text:style-name="T34_7">meet</text:span><text:span text:style-name="T34_8"><text:s/></text:span><text:span text:style-name="T34_9">the</text:span><text:span text:style-name="T34_10"><text:s/></text:span><text:span text:style-name="T34_11">challenges</text:span><text:span text:style-name="T34_12"><text:s/></text:span><text:span text:style-name="T34_13">of</text:span><text:span text:style-name="T34_14"><text:s/></text:span><text:span text:style-name="T34_15">difficult</text:span><text:span text:style-name="T34_16"><text:s/></text:span><text:span text:style-name="T34_17">or</text:span><text:span text:style-name="T34_18"><text:s/></text:span><text:span text:style-name="T34_19">complex</text:span><text:span text:style-name="T34_20"><text:s/></text:span><text:span text:style-name="T34_21">changes</text:span><text:span text:style-name="T34_22">,<text:s/></text:span><text:span text:style-name="T34_23">encouraging</text:span><text:span text:style-name="T34_24"><text:s/></text:span><text:span text:style-name="T34_25">and</text:span><text:span text:style-name="T34_26"><text:s/></text:span><text:span text:style-name="T34_27">supporting</text:span><text:span text:style-name="T34_28"><text:s/></text:span><text:span text:style-name="T34_29">others</text:span><text:span text:style-name="T34_30"><text:s/></text:span><text:span text:style-name="T34_31">to</text:span><text:span text:style-name="T34_32"><text:s/></text:span><text:span text:style-name="T34_33">do</text:span><text:span text:style-name="T34_34"><text:s/></text:span><text:span text:style-name="T34_35">the</text:span><text:span text:style-name="T34_36"><text:s/></text:span><text:span text:style-name="T34_37">same</text:span></text:p>
        </text:list-item>
        <text:list-item>
          <text:p text:style-name="P35"><text:span text:style-name="T35_1">Prepare</text:span><text:span text:style-name="T35_2"><text:s/></text:span><text:span text:style-name="T35_3">for</text:span><text:span text:style-name="T35_4"><text:s/></text:span><text:span text:style-name="T35_5">and</text:span><text:span text:style-name="T35_6"><text:s/></text:span><text:span text:style-name="T35_7">respond</text:span><text:span text:style-name="T35_8"><text:s/></text:span><text:span text:style-name="T35_9">appropriately</text:span><text:span text:style-name="T35_10"><text:s/></text:span><text:span text:style-name="T35_11">to</text:span><text:span text:style-name="T35_12"><text:s/></text:span><text:span text:style-name="T35_13">the</text:span><text:span text:style-name="T35_14"><text:s/></text:span><text:span text:style-name="T35_15">range</text:span><text:span text:style-name="T35_16"><text:s/></text:span><text:span text:style-name="T35_17">of</text:span><text:span text:style-name="T35_18"><text:s/></text:span><text:span text:style-name="T35_19">possible</text:span><text:span text:style-name="T35_20"><text:s/></text:span><text:span text:style-name="T35_21">effects</text:span><text:span text:style-name="T35_22"><text:s/></text:span><text:span text:style-name="T35_23">that</text:span><text:span text:style-name="T35_24"><text:s/></text:span><text:span text:style-name="T35_25">change</text:span><text:span text:style-name="T35_26"><text:s/></text:span><text:span text:style-name="T35_27">may</text:span><text:span text:style-name="T35_28"><text:s/></text:span><text:span text:style-name="T35_29">have</text:span><text:span text:style-name="T35_30"><text:s/></text:span><text:span text:style-name="T35_31">on</text:span><text:span text:style-name="T35_32"><text:s/></text:span><text:span text:style-name="T35_33">own</text:span><text:span text:style-name="T35_34"><text:s/></text:span><text:span text:style-name="T35_35">role</text:span><text:span text:style-name="T35_36">/</text:span><text:span text:style-name="T35_37">team</text:span></text:p>
        </text:list-item>
      </text:list>
      <text:p text:style-name="P36"/>
      <text:p text:style-name="P37"/>
      <text:p text:style-name="P38"/>
      <text:p text:style-name="P39"/>
      <text:p text:style-name="P40"/>
      <text:p text:style-name="P41"><text:span text:style-name="T41_1">DELIVERING</text:span><text:span text:style-name="T41_2"><text:s/></text:span><text:span text:style-name="T41_3">RESULTS</text:span></text:p>
      <text:p text:style-name="P42"/>
      <text:p text:style-name="P43"><text:span text:style-name="T43_1">Achieving</text:span><text:span text:style-name="T43_2"><text:s/></text:span><text:span text:style-name="T43_3">Commercial</text:span><text:span text:style-name="T43_4"><text:s/></text:span><text:span text:style-name="T43_5">Outcomes</text:span></text:p>
      <text:p text:style-name="P44"/>
      <text:p text:style-name="P45"><text:span text:style-name="T45_1">Essential</text:span></text:p>
      <text:list text:style-name="LS6" xml:id="list13">
        <text:list-item>
          <text:p text:style-name="P46"><text:span text:style-name="T46_1">Gather</text:span><text:span text:style-name="T46_2"><text:s/></text:span><text:span text:style-name="T46_3">and</text:span><text:span text:style-name="T46_4"><text:s/></text:span><text:span text:style-name="T46_5">use</text:span><text:span text:style-name="T46_6"><text:s/></text:span><text:span text:style-name="T46_7">evidence</text:span><text:span text:style-name="T46_8"><text:s/></text:span><text:span text:style-name="T46_9">to</text:span><text:span text:style-name="T46_10"><text:s/></text:span><text:span text:style-name="T46_11">assess</text:span><text:span text:style-name="T46_12"><text:s/></text:span><text:span text:style-name="T46_13">the</text:span><text:span text:style-name="T46_14"><text:s/></text:span><text:span text:style-name="T46_15">costs</text:span><text:span text:style-name="T46_16">,<text:s/></text:span><text:span text:style-name="T46_17">benefits</text:span><text:span text:style-name="T46_18"><text:s/></text:span><text:span text:style-name="T46_19">and</text:span><text:span text:style-name="T46_20"><text:s/></text:span><text:span text:style-name="T46_21">risks</text:span><text:span text:style-name="T46_22"><text:s/></text:span><text:span text:style-name="T46_23">of</text:span><text:span text:style-name="T46_24"><text:s/></text:span><text:span text:style-name="T46_25">a</text:span><text:span text:style-name="T46_26"><text:s/></text:span><text:span text:style-name="T46_27">wide</text:span><text:span text:style-name="T46_28"><text:s/></text:span><text:span text:style-name="T46_29">range</text:span><text:span text:style-name="T46_30"><text:s/></text:span><text:span text:style-name="T46_31">of</text:span><text:span text:style-name="T46_32"><text:s/></text:span><text:span text:style-name="T46_33">delivery</text:span><text:span text:style-name="T46_34"><text:s/></text:span><text:span text:style-name="T46_35">options</text:span><text:span text:style-name="T46_36"><text:s/></text:span><text:span text:style-name="T46_37">when</text:span><text:span text:style-name="T46_38"><text:s/></text:span><text:span text:style-name="T46_39">making</text:span><text:span text:style-name="T46_40"><text:s/></text:span><text:span text:style-name="T46_41">commercial</text:span><text:span text:style-name="T46_42"><text:s/></text:span><text:span text:style-name="T46_43">decisions</text:span></text:p>
        </text:list-item>
        <text:list-item>
          <text:p text:style-name="P47"><text:span text:style-name="T47_1">Identify</text:span><text:span text:style-name="T47_2"><text:s/></text:span><text:span text:style-name="T47_3">and</text:span><text:span text:style-name="T47_4"><text:s/></text:span><text:span text:style-name="T47_5">understand</text:span><text:span text:style-name="T47_6"><text:s/></text:span><text:span text:style-name="T47_7">relevant</text:span><text:span text:style-name="T47_8"><text:s/></text:span><text:span text:style-name="T47_9">legal</text:span><text:span text:style-name="T47_10"><text:s/></text:span><text:span text:style-name="T47_11">and</text:span><text:span text:style-name="T47_12"><text:s/></text:span><text:span text:style-name="T47_13">commercial</text:span><text:span text:style-name="T47_14"><text:s/></text:span><text:span text:style-name="T47_15">terms</text:span><text:span text:style-name="T47_16">,<text:s/></text:span><text:span text:style-name="T47_17">concepts</text:span><text:span text:style-name="T47_18">,<text:s/></text:span><text:span text:style-name="T47_19">policies</text:span><text:span text:style-name="T47_20"><text:s/></text:span><text:span text:style-name="T47_21">and</text:span><text:span text:style-name="T47_22"><text:s/></text:span><text:span text:style-name="T47_23">processes</text:span><text:span text:style-name="T47_24"><text:s/>(</text:span><text:span text:style-name="T47_25">including</text:span><text:span text:style-name="T47_26"><text:s/></text:span><text:span text:style-name="T47_27">project</text:span><text:span text:style-name="T47_28"><text:s/></text:span><text:span text:style-name="T47_29">approvals</text:span><text:span text:style-name="T47_30"><text:s/></text:span><text:span text:style-name="T47_31">and</text:span><text:span text:style-name="T47_32"><text:s/></text:span><text:span text:style-name="T47_33">assurance</text:span><text:span text:style-name="T47_34"><text:s/></text:span><text:span text:style-name="T47_35">procedures</text:span><text:span text:style-name="T47_36">)<text:s/></text:span><text:span text:style-name="T47_37">to</text:span><text:span text:style-name="T47_38"><text:s/></text:span><text:span text:style-name="T47_39">deliver</text:span><text:span text:style-name="T47_40"><text:s/></text:span><text:span text:style-name="T47_41">agreed</text:span><text:span text:style-name="T47_42"><text:s/></text:span><text:span text:style-name="T47_43">outcomes</text:span></text:p>
        </text:list-item>
        <text:list-item>
          <text:p text:style-name="P48"><text:span text:style-name="T48_1">Work</text:span><text:span text:style-name="T48_2"><text:s/></text:span><text:span text:style-name="T48_3">with</text:span><text:span text:style-name="T48_4"><text:s/></text:span><text:span text:style-name="T48_5">commercial</text:span><text:span text:style-name="T48_6"><text:s/></text:span><text:span text:style-name="T48_7">experts</text:span><text:span text:style-name="T48_8"><text:s/></text:span><text:span text:style-name="T48_9">in</text:span><text:span text:style-name="T48_10"><text:s/></text:span><text:span text:style-name="T48_11">engaging</text:span><text:span text:style-name="T48_12"><text:s/></text:span><text:span text:style-name="T48_13">effectively</text:span><text:span text:style-name="T48_14"><text:s/></text:span><text:span text:style-name="T48_15">and</text:span><text:span text:style-name="T48_16"><text:s/></text:span><text:span text:style-name="T48_17">intelligently</text:span><text:span text:style-name="T48_18"><text:s/></text:span><text:span text:style-name="T48_19">with</text:span><text:span text:style-name="T48_20"><text:s/></text:span><text:span text:style-name="T48_21">delivery</text:span><text:span text:style-name="T48_22"><text:s/></text:span><text:span text:style-name="T48_23">partners</text:span><text:span text:style-name="T48_24"><text:s/></text:span><text:span text:style-name="T48_25">in</text:span><text:span text:style-name="T48_26"><text:s/></text:span><text:span text:style-name="T48_27">order</text:span><text:span text:style-name="T48_28"><text:s/></text:span><text:span text:style-name="T48_29">to</text:span><text:span text:style-name="T48_30"><text:s/></text:span><text:span text:style-name="T48_31">define</text:span><text:span text:style-name="T48_32"><text:s/></text:span><text:span text:style-name="T48_33">and</text:span><text:span text:style-name="T48_34">/</text:span><text:span text:style-name="T48_35">or</text:span><text:span text:style-name="T48_36"><text:s/></text:span><text:span text:style-name="T48_37">improve</text:span><text:span text:style-name="T48_38"><text:s/></text:span><text:span text:style-name="T48_39">service</text:span><text:span text:style-name="T48_40"><text:s/></text:span><text:span text:style-name="T48_41">delivery</text:span></text:p>
        </text:list-item>
      </text:list>
      <text:p text:style-name="P49"/>
      <text:p text:style-name="P50"><text:span text:style-name="T50_1">Delivering</text:span><text:span text:style-name="T50_2"><text:s/></text:span><text:span text:style-name="T50_3">Value</text:span><text:span text:style-name="T50_4"><text:s/></text:span><text:span text:style-name="T50_5">for</text:span><text:span text:style-name="T50_6"><text:s/></text:span><text:span text:style-name="T50_7">Money</text:span></text:p>
      <text:p text:style-name="P51"/>
      <text:p text:style-name="P52"><text:span text:style-name="T52_1">Essential</text:span></text:p>
      <text:list text:style-name="LS7" xml:id="list16">
        <text:list-item>
          <text:p text:style-name="P53"><text:span text:style-name="T53_1">Cultivate</text:span><text:span text:style-name="T53_2"><text:s/></text:span><text:span text:style-name="T53_3">and</text:span><text:span text:style-name="T53_4"><text:s/></text:span><text:span text:style-name="T53_5">encourage</text:span><text:span text:style-name="T53_6"><text:s/></text:span><text:span text:style-name="T53_7">an</text:span><text:span text:style-name="T53_8"><text:s/></text:span><text:span text:style-name="T53_9">awareness</text:span><text:span text:style-name="T53_10"><text:s/></text:span><text:span text:style-name="T53_11">of</text:span><text:span text:style-name="T53_12"><text:s/></text:span><text:span text:style-name="T53_13">cost</text:span><text:span text:style-name="T53_14">,<text:s/></text:span><text:span text:style-name="T53_15">using</text:span><text:span text:style-name="T53_16"><text:s/></text:span><text:span text:style-name="T53_17">clear</text:span><text:span text:style-name="T53_18"><text:s/></text:span><text:span text:style-name="T53_19">simple</text:span><text:span text:style-name="T53_20"><text:s/></text:span><text:span text:style-name="T53_21">examples</text:span><text:span text:style-name="T53_22"><text:s/></text:span><text:span text:style-name="T53_23">of</text:span><text:span text:style-name="T53_24"><text:s/></text:span><text:span text:style-name="T53_25">benefits</text:span><text:span text:style-name="T53_26"><text:s/></text:span><text:span text:style-name="T53_27">and</text:span><text:span text:style-name="T53_28"><text:s/></text:span><text:span text:style-name="T53_29">how</text:span><text:span text:style-name="T53_30"><text:s/></text:span><text:span text:style-name="T53_31">to</text:span><text:span text:style-name="T53_32"><text:s/></text:span><text:span text:style-name="T53_33">measure</text:span><text:span text:style-name="T53_34"><text:s/></text:span><text:span text:style-name="T53_35">outcomes</text:span></text:p>
        </text:list-item>
        <text:list-item>
          <text:p text:style-name="P54"><text:span text:style-name="T54_1">Follow</text:span><text:span text:style-name="T54_2"><text:s/></text:span><text:span text:style-name="T54_3">appropriate</text:span><text:span text:style-name="T54_4"><text:s/></text:span><text:span text:style-name="T54_5">financial</text:span><text:span text:style-name="T54_6"><text:s/></text:span><text:span text:style-name="T54_7">procedures</text:span><text:span text:style-name="T54_8"><text:s/></text:span><text:span text:style-name="T54_9">to</text:span><text:span text:style-name="T54_10"><text:s/></text:span><text:span text:style-name="T54_11">monitor</text:span><text:span text:style-name="T54_12"><text:s/></text:span><text:span text:style-name="T54_13">contracts</text:span><text:span text:style-name="T54_14"><text:s/></text:span><text:span text:style-name="T54_15">to</text:span><text:span text:style-name="T54_16"><text:s/></text:span><text:span text:style-name="T54_17">ensure</text:span><text:span text:style-name="T54_18"><text:s/></text:span><text:span text:style-name="T54_19">deliverables</text:span><text:span text:style-name="T54_20"><text:s/></text:span><text:span text:style-name="T54_21">are</text:span><text:span text:style-name="T54_22"><text:s/></text:span><text:span text:style-name="T54_23">achieved</text:span></text:p>
        </text:list-item>
        <text:list-item>
          <text:p text:style-name="P55"><text:span text:style-name="T55_1">Work</text:span><text:span text:style-name="T55_2"><text:s/></text:span><text:span text:style-name="T55_3">confidently</text:span><text:span text:style-name="T55_4"><text:s/></text:span><text:span text:style-name="T55_5">with</text:span><text:span text:style-name="T55_6"><text:s/></text:span><text:span text:style-name="T55_7">performance</text:span><text:span text:style-name="T55_8"><text:s/></text:span><text:span text:style-name="T55_9">management</text:span><text:span text:style-name="T55_10"><text:s/></text:span><text:span text:style-name="T55_11">and</text:span><text:span text:style-name="T55_12"><text:s/></text:span><text:span text:style-name="T55_13">financial</text:span><text:span text:style-name="T55_14"><text:s/></text:span><text:span text:style-name="T55_15">data</text:span><text:span text:style-name="T55_16"><text:s/></text:span><text:span text:style-name="T55_17">to</text:span><text:span text:style-name="T55_18"><text:s/></text:span><text:span text:style-name="T55_19">prepare</text:span><text:span text:style-name="T55_20"><text:s/></text:span><text:span text:style-name="T55_21">forecasts</text:span><text:span text:style-name="T55_22"><text:s/></text:span><text:span text:style-name="T55_23">and</text:span><text:span text:style-name="T55_24"><text:s/></text:span><text:span text:style-name="T55_25">manage</text:span><text:span text:style-name="T55_26"><text:s/></text:span><text:span text:style-name="T55_27">and</text:span><text:span text:style-name="T55_28"><text:s/></text:span><text:span text:style-name="T55_29">monitor</text:span><text:span text:style-name="T55_30"><text:s/></text:span><text:span text:style-name="T55_31">budget</text:span><text:span text:style-name="T55_32"><text:s/></text:span><text:span text:style-name="T55_33">against</text:span><text:span text:style-name="T55_34"><text:s/></text:span><text:span text:style-name="T55_35">agreed</text:span><text:span text:style-name="T55_36"><text:s/></text:span><text:span text:style-name="T55_37">plans</text:span></text:p>
        </text:list-item>
        <text:list-item>
          <text:p text:style-name="P56"><text:span text:style-name="T56_1">Recommend</text:span><text:span text:style-name="T56_2"><text:s/></text:span><text:span text:style-name="T56_3">actions</text:span><text:span text:style-name="T56_4"><text:s/></text:span><text:span text:style-name="T56_5">to</text:span><text:span text:style-name="T56_6"><text:s/></text:span><text:span text:style-name="T56_7">achieve</text:span><text:span text:style-name="T56_8"><text:s/></text:span><text:span text:style-name="T56_9">value</text:span><text:span text:style-name="T56_10"><text:s/></text:span><text:span text:style-name="T56_11">for</text:span><text:span text:style-name="T56_12"><text:s/></text:span><text:span text:style-name="T56_13">money</text:span><text:span text:style-name="T56_14"><text:s/></text:span><text:span text:style-name="T56_15">and</text:span><text:span text:style-name="T56_16"><text:s/></text:span><text:span text:style-name="T56_17">efficiency</text:span></text:p>
        </text:list-item>
      </text:list>
      <text:p text:style-name="P57"/>
      <text:p text:style-name="P58"><text:span text:style-name="T58_1">ENGAGING</text:span><text:span text:style-name="T58_2"><text:s/></text:span><text:span text:style-name="T58_3">PEOPLE</text:span></text:p>
      <text:p text:style-name="P59"/>
      <text:p text:style-name="P60"><text:span text:style-name="T60_1">Collaborating</text:span><text:span text:style-name="T60_2"><text:s/></text:span><text:span text:style-name="T60_3">and</text:span><text:span text:style-name="T60_4"><text:s/></text:span><text:span text:style-name="T60_5">Partnering</text:span></text:p>
      <text:p text:style-name="P61"/>
      <text:p text:style-name="P62"><text:span text:style-name="T62_1">Essential</text:span></text:p>
      <text:list text:style-name="LS8" xml:id="list20">
        <text:list-item>
          <text:p text:style-name="P63"><text:span text:style-name="T63_1">Establish</text:span><text:span text:style-name="T63_2"><text:s/></text:span><text:span text:style-name="T63_3">relationships</text:span><text:span text:style-name="T63_4"><text:s/></text:span><text:span text:style-name="T63_5">with</text:span><text:span text:style-name="T63_6"><text:s/></text:span><text:span text:style-name="T63_7">a</text:span><text:span text:style-name="T63_8"><text:s/></text:span><text:span text:style-name="T63_9">range</text:span><text:span text:style-name="T63_10"><text:s/></text:span><text:span text:style-name="T63_11">of</text:span><text:span text:style-name="T63_12"><text:s/></text:span><text:span text:style-name="T63_13">stakeholders</text:span><text:span text:style-name="T63_14"><text:s/></text:span><text:span text:style-name="T63_15">to</text:span><text:span text:style-name="T63_16"><text:s/></text:span><text:span text:style-name="T63_17">support</text:span><text:span text:style-name="T63_18"><text:s/></text:span><text:span text:style-name="T63_19">delivery</text:span><text:span text:style-name="T63_20"><text:s/></text:span><text:span text:style-name="T63_21">of</text:span><text:span text:style-name="T63_22"><text:s/></text:span><text:span text:style-name="T63_23">business</text:span><text:span text:style-name="T63_24"><text:s/></text:span><text:span text:style-name="T63_25">outcomes</text:span></text:p>
        </text:list-item>
        <text:list-item>
          <text:p text:style-name="P64"><text:span text:style-name="T64_1">Readily</text:span><text:span text:style-name="T64_2"><text:s/></text:span><text:span text:style-name="T64_3">share</text:span><text:span text:style-name="T64_4"><text:s/></text:span><text:span text:style-name="T64_5">resources</text:span><text:span text:style-name="T64_6"><text:s/></text:span><text:span text:style-name="T64_7">to</text:span><text:span text:style-name="T64_8"><text:s/></text:span><text:span text:style-name="T64_9">support</text:span><text:span text:style-name="T64_10"><text:s/></text:span><text:span text:style-name="T64_11">higher</text:span><text:span text:style-name="T64_12"><text:s/></text:span><text:span text:style-name="T64_13">priority</text:span><text:span text:style-name="T64_14"><text:s/></text:span><text:span text:style-name="T64_15">work</text:span><text:span text:style-name="T64_16">,<text:s/></text:span><text:span text:style-name="T64_17">showing</text:span><text:span text:style-name="T64_18"><text:s/></text:span><text:span text:style-name="T64_19">pragmatism</text:span><text:span text:style-name="T64_20"><text:s/></text:span><text:span text:style-name="T64_21">and</text:span><text:span text:style-name="T64_22"><text:s/></text:span><text:span text:style-name="T64_23">support</text:span><text:span text:style-name="T64_24"><text:s/></text:span><text:span text:style-name="T64_25">for</text:span><text:span text:style-name="T64_26"><text:s/></text:span><text:span text:style-name="T64_27">the</text:span><text:span text:style-name="T64_28"><text:s/></text:span><text:span text:style-name="T64_29">shared</text:span><text:span text:style-name="T64_30"><text:s/></text:span><text:span text:style-name="T64_31">goals</text:span><text:span text:style-name="T64_32"><text:s/></text:span><text:span text:style-name="T64_33">of</text:span><text:span text:style-name="T64_34"><text:s/></text:span><text:span text:style-name="T64_35">the</text:span><text:span text:style-name="T64_36"><text:s/></text:span><text:span text:style-name="T64_37">organisation</text:span></text:p>
        </text:list-item>
        <text:list-item>
          <text:p text:style-name="P65"><text:span text:style-name="T65_1">Encourage</text:span><text:span text:style-name="T65_2"><text:s/></text:span><text:span text:style-name="T65_3">collaborative</text:span><text:span text:style-name="T65_4"><text:s/></text:span><text:span text:style-name="T65_5">team</text:span><text:span text:style-name="T65_6"><text:s/></text:span><text:span text:style-name="T65_7">working</text:span><text:span text:style-name="T65_8"><text:s/></text:span><text:span text:style-name="T65_9">within</text:span><text:span text:style-name="T65_10"><text:s/></text:span><text:span text:style-name="T65_11">own</text:span><text:span text:style-name="T65_12"><text:s/></text:span><text:span text:style-name="T65_13">team</text:span><text:span text:style-name="T65_14"><text:s/></text:span><text:span text:style-name="T65_15">and</text:span><text:span text:style-name="T65_16"><text:s/></text:span><text:span text:style-name="T65_17">across</text:span><text:span text:style-name="T65_18"><text:s/></text:span><text:span text:style-name="T65_19">the</text:span><text:span text:style-name="T65_20"><text:s/></text:span><text:span text:style-name="T65_21">Department</text:span></text:p>
        </text:list-item>
      </text:list>
      <text:p text:style-name="P66"/>
      <text:p text:style-name="P67"><text:span text:style-name="T67_1">Building</text:span><text:span text:style-name="T67_2"><text:s/></text:span><text:span text:style-name="T67_3">Capability</text:span><text:span text:style-name="T67_4"><text:s/></text:span><text:span text:style-name="T67_5">for</text:span><text:span text:style-name="T67_6"><text:s/></text:span><text:span text:style-name="T67_7">All</text:span></text:p>
      <text:p text:style-name="P68"/>
      <text:p text:style-name="P69"><text:span text:style-name="T69_1">Essential</text:span></text:p>
      <text:list text:style-name="LS9" xml:id="list23">
        <text:list-item>
          <text:p text:style-name="P70"><text:span text:style-name="T70_1">Identify</text:span><text:span text:style-name="T70_2"><text:s/></text:span><text:span text:style-name="T70_3">and</text:span><text:span text:style-name="T70_4"><text:s/></text:span><text:span text:style-name="T70_5">address</text:span><text:span text:style-name="T70_6"><text:s/></text:span><text:span text:style-name="T70_7">team</text:span><text:span text:style-name="T70_8"><text:s/></text:span><text:span text:style-name="T70_9">or</text:span><text:span text:style-name="T70_10"><text:s/></text:span><text:span text:style-name="T70_11">individual</text:span><text:span text:style-name="T70_12"><text:s/></text:span><text:span text:style-name="T70_13">capability</text:span><text:span text:style-name="T70_14"><text:s/></text:span><text:span text:style-name="T70_15">requirements</text:span><text:span text:style-name="T70_16"><text:s/></text:span><text:span text:style-name="T70_17">and</text:span><text:span text:style-name="T70_18"><text:s/></text:span><text:span text:style-name="T70_19">gaps</text:span><text:span text:style-name="T70_20"><text:s/></text:span><text:span text:style-name="T70_21">to</text:span><text:span text:style-name="T70_22"><text:s/></text:span><text:span text:style-name="T70_23">deliver</text:span><text:span text:style-name="T70_24"><text:s/></text:span><text:span text:style-name="T70_25">current</text:span><text:span text:style-name="T70_26"><text:s/></text:span><text:span text:style-name="T70_27">and</text:span><text:span text:style-name="T70_28"><text:s/></text:span><text:span text:style-name="T70_29">future</text:span><text:span text:style-name="T70_30"><text:s/></text:span><text:span text:style-name="T70_31">work</text:span></text:p>
        </text:list-item>
        <text:list-item>
          <text:p text:style-name="P71"><text:span text:style-name="T71_1">Continually</text:span><text:span text:style-name="T71_2"><text:s/></text:span><text:span text:style-name="T71_3">seek</text:span><text:span text:style-name="T71_4"><text:s/></text:span><text:span text:style-name="T71_5">and</text:span><text:span text:style-name="T71_6"><text:s/></text:span><text:span text:style-name="T71_7">act</text:span><text:span text:style-name="T71_8"><text:s/></text:span><text:span text:style-name="T71_9">on</text:span><text:span text:style-name="T71_10"><text:s/></text:span><text:span text:style-name="T71_11">feedback</text:span><text:span text:style-name="T71_12"><text:s/></text:span><text:span text:style-name="T71_13">to</text:span><text:span text:style-name="T71_14"><text:s/></text:span><text:span text:style-name="T71_15">evaluate</text:span><text:span text:style-name="T71_16"><text:s/></text:span><text:span text:style-name="T71_17">and</text:span><text:span text:style-name="T71_18"><text:s/></text:span><text:span text:style-name="T71_19">improve</text:span><text:span text:style-name="T71_20"><text:s/></text:span><text:span text:style-name="T71_21">their</text:span><text:span text:style-name="T71_22"><text:s/></text:span><text:span text:style-name="T71_23">own</text:span><text:span text:style-name="T71_24"><text:s/></text:span><text:span text:style-name="T71_25">and</text:span><text:span text:style-name="T71_26"><text:s/></text:span><text:span text:style-name="T71_27">team</text:span><text:span text:style-name="T71_28">’</text:span><text:span text:style-name="T71_29">s</text:span><text:span text:style-name="T71_30"><text:s/></text:span><text:span text:style-name="T71_31">performance</text:span></text:p>
        </text:list-item>
        <text:list-item>
          <text:p text:style-name="P72"><text:span text:style-name="T72_1">Identify</text:span><text:span text:style-name="T72_2"><text:s/></text:span><text:span text:style-name="T72_3">and</text:span><text:span text:style-name="T72_4"><text:s/></text:span><text:span text:style-name="T72_5">develop</text:span><text:span text:style-name="T72_6"><text:s/></text:span><text:span text:style-name="T72_7">all</text:span><text:span text:style-name="T72_8"><text:s/></text:span><text:span text:style-name="T72_9">talented</text:span><text:span text:style-name="T72_10"><text:s/></text:span><text:span text:style-name="T72_11">team</text:span><text:span text:style-name="T72_12"><text:s/></text:span><text:span text:style-name="T72_13">members</text:span><text:span text:style-name="T72_14"><text:s/></text:span><text:span text:style-name="T72_15">to</text:span><text:span text:style-name="T72_16"><text:s/></text:span><text:span text:style-name="T72_17">support</text:span><text:span text:style-name="T72_18"><text:s/></text:span><text:span text:style-name="T72_19">succession</text:span><text:span text:style-name="T72_20"><text:s/></text:span><text:span text:style-name="T72_21">planning</text:span><text:span text:style-name="T72_22">,<text:s/></text:span><text:span text:style-name="T72_23">devoting</text:span><text:span text:style-name="T72_24"><text:s/></text:span><text:span text:style-name="T72_25">time</text:span><text:span text:style-name="T72_26"><text:s/></text:span><text:span text:style-name="T72_27">to</text:span><text:span text:style-name="T72_28"><text:s/></text:span><text:span text:style-name="T72_29">coach</text:span><text:span text:style-name="T72_30">,<text:s/></text:span><text:span text:style-name="T72_31">mentor</text:span><text:span text:style-name="T72_32"><text:s/></text:span><text:span text:style-name="T72_33">and</text:span><text:span text:style-name="T72_34"><text:s/></text:span><text:span text:style-name="T72_35">develop</text:span><text:span text:style-name="T72_36"><text:s/></text:span><text:span text:style-name="T72_37">others</text:span></text:p>
        </text:list-item>
      </text:list>
      <text:p text:style-name="P73"/>
      <text:p text:style-name="P74"/>
      <text:p text:style-name="P75"><text:span text:style-name="T75_1">Specialist</text:span><text:span text:style-name="T75_2"><text:s/></text:span><text:span text:style-name="T75_3">skills</text:span><text:span text:style-name="T75_4"><text:s/></text:span><text:span text:style-name="T75_5">and</text:span><text:span text:style-name="T75_6"><text:s/></text:span><text:span text:style-name="T75_7">requirements</text:span></text:p>
      <text:p text:style-name="P76"/>
      <text:p text:style-name="P77"><text:span text:style-name="T77_1">Essential</text:span></text:p>
      <text:list text:style-name="LS10" xml:id="list26">
        <text:list-item>
          <text:p text:style-name="P78"><text:span text:style-name="T78_1">Experienced</text:span><text:span text:style-name="T78_2"><text:s/></text:span><text:span text:style-name="T78_3">in</text:span><text:span text:style-name="T78_4"><text:s/></text:span><text:span text:style-name="T78_5">analysing</text:span><text:span text:style-name="T78_6"><text:s/></text:span><text:span text:style-name="T78_7">digital</text:span><text:span text:style-name="T78_8"><text:s/>/<text:s/></text:span><text:span text:style-name="T78_9">web</text:span><text:span text:style-name="T78_10"><text:s/></text:span><text:span text:style-name="T78_11">services</text:span><text:span text:style-name="T78_12"><text:s/></text:span><text:span text:style-name="T78_13">in</text:span><text:span text:style-name="T78_14"><text:s/></text:span><text:span text:style-name="T78_15">a</text:span><text:span text:style-name="T78_16"><text:s/></text:span><text:span text:style-name="T78_17">fast</text:span><text:span text:style-name="T78_18"><text:s/></text:span><text:span text:style-name="T78_19">paced</text:span><text:span text:style-name="T78_20"><text:s/></text:span><text:span text:style-name="T78_21">environment</text:span></text:p>
        </text:list-item>
        <text:list-item>
          <text:p text:style-name="P79"><text:span text:style-name="T79_1">A</text:span><text:span text:style-name="T79_2"><text:s/></text:span><text:span text:style-name="T79_3">strong</text:span><text:span text:style-name="T79_4"><text:s/></text:span><text:span text:style-name="T79_5">understanding</text:span><text:span text:style-name="T79_6"><text:s/></text:span><text:span text:style-name="T79_7">of</text:span><text:span text:style-name="T79_8"><text:s/></text:span><text:span text:style-name="T79_9">Agile</text:span><text:span text:style-name="T79_10"><text:s/></text:span><text:span text:style-name="T79_11">and</text:span><text:span text:style-name="T79_12"><text:s/></text:span><text:span text:style-name="T79_13">Waterfall</text:span><text:span text:style-name="T79_14"><text:s/></text:span><text:span text:style-name="T79_15">Project</text:span><text:span text:style-name="T79_16"><text:s/></text:span><text:span text:style-name="T79_17">Management</text:span><text:span text:style-name="T79_18"><text:s/></text:span><text:span text:style-name="T79_19">delivery</text:span><text:span text:style-name="T79_20"><text:s/></text:span><text:span text:style-name="T79_21">methodologies</text:span></text:p>
        </text:list-item>
        <text:list-item>
          <text:p text:style-name="P80"><text:span text:style-name="T80_1">Experienced</text:span><text:span text:style-name="T80_2"><text:s/></text:span><text:span text:style-name="T80_3">in</text:span><text:span text:style-name="T80_4"><text:s/></text:span><text:span text:style-name="T80_5">business</text:span><text:span text:style-name="T80_6"><text:s/></text:span><text:span text:style-name="T80_7">change</text:span><text:span text:style-name="T80_8">,<text:s/></text:span><text:span text:style-name="T80_9">rationalisation</text:span><text:span text:style-name="T80_10"><text:s/></text:span><text:span text:style-name="T80_11">and</text:span><text:span text:style-name="T80_12"><text:s/></text:span><text:span text:style-name="T80_13">transformation</text:span><text:span text:style-name="T80_14">.</text:span></text:p>
        </text:list-item>
        <text:list-item>
          <text:p text:style-name="P81"><text:span text:style-name="T81_1">Experience</text:span><text:span text:style-name="T81_2"><text:s/></text:span><text:span text:style-name="T81_3">of</text:span><text:span text:style-name="T81_4"><text:s/></text:span><text:span text:style-name="T81_5">open</text:span><text:span text:style-name="T81_6"><text:s/></text:span><text:span text:style-name="T81_7">source</text:span><text:span text:style-name="T81_8"><text:s/></text:span><text:span text:style-name="T81_9">and</text:span><text:span text:style-name="T81_10"><text:s/></text:span><text:span text:style-name="T81_11">cloud</text:span><text:span text:style-name="T81_12"><text:s/></text:span><text:span text:style-name="T81_13">technologies</text:span><text:span text:style-name="T81_14"><text:s/></text:span><text:span text:style-name="T81_15">and</text:span><text:span text:style-name="T81_16"><text:s/></text:span><text:span text:style-name="T81_17">their</text:span><text:span text:style-name="T81_18"><text:s/></text:span><text:span text:style-name="T81_19">sourcing</text:span><text:span text:style-name="T81_20">.</text:span></text:p>
        </text:list-item>
      </text:list>
      <text:p text:style-name="P8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aramond" svg:font-family="Garamond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4pt" style:font-name-asian="Garamond" style:font-size-asian="14pt" style:font-name-complex="Garamond" style:font-size-complex="14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00%" fo:margin-top="0.847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36pt" style:font-name-asian="Times New Roman" style:font-size-asian="36pt" style:font-name-complex="Times New Roman" style:font-size-complex="36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left" fo:break-before="auto" fo:text-indent="0cm" fo:line-height="100%" fo:margin-top="0.635cm" fo:margin-bottom="0.141cm" fo:margin-left="0cm" fo:margin-right="0cm" style:writing-mode="lr-tb"/>
      <style:text-properties style:text-line-through-style="none"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 style:text-underline-style="none"/>
    </style:style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style:font-name="Arial" style:font-name-asian="Arial" style:font-name-complex="Arial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1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1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1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1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1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1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45cm" fo:padding-left="0cm" fo:margin-left="1.251cm" fo:padding-right="0cm" fo:margin-right="1.75cm"/>
      <style:header-style>
        <style:header-footer-properties fo:min-height="0.252cm" fo:margin-bottom="0.252cm" style:dynamic-spacing="true"/>
      </style:header-style>
    </style:page-layout>
    <style:style style:name="P1" style:family="paragraph" style:parent-style-name="Standard" style:master-page-name="Standard">
      <style:paragraph-properties fo:break-before="auto" fo:text-indent="0cm" fo:line-height="100%" fo:margin-top="0cm" fo:margin-bottom="0cm" style:writing-mode="lr-tb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